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Case Summary for Set Up of the Grounded Dutchman System</text:p>
      <text:p text:style-name="P1"/>
      <text:p text:style-name="P1">Name: <text:span text:style-name="T2">Abubakar Audu</text:span></text:p>
      <text:p text:style-name="P1">Team: <text:span text:style-name="T2">The Grounded Dutchman</text:span></text:p>
      <text:p text:style-name="P1">Date: <text:s/><text:span text:style-name="T2">4/4/2014</text:span></text:p>
      <text:p text:style-name="Standard"/>
      <text:p text:style-name="Standard"><text:span text:style-name="T1">Use Case</text:span>: Set Up</text:p>
      <text:p text:style-name="P1"/>
      <text:p text:style-name="Standard"><text:span text:style-name="T1">Summary</text:span>: the system is initialized and readied to run train(s) by the dispatcher.</text:p>
      <text:p text:style-name="P1"/>
      <text:p text:style-name="Standard"><text:span text:style-name="T1">Actors</text:span>: Dispatcher</text:p>
      <text:p text:style-name="Standard"/>
      <text:p text:style-name="Standard"><text:span text:style-name="T1">Preconditions</text:span>: the control computer is on.</text:p>
      <text:p text:style-name="Standard"><text:tab/><text:tab/>4 prime mover sound toggle switch are off and sound system power supply is on.</text:p>
      <text:p text:style-name="Standard"><text:tab/><text:tab/>The control computer is on.</text:p>
      <text:p text:style-name="Standard"><text:tab/><text:tab/>The software selection screen is ready</text:p>
      <text:p text:style-name="Standard"/>
      <text:p text:style-name="Standard"><text:span text:style-name="T1">Description</text:span>: the system displays a waiting screen with the message “How many trains do you wish to run? (1, 2, 3).” The dispatcher enters the correct number of train(s). The system will then ask the dispatcher a series of questions. Once the questions have been answered correctly, the system will show the dispatcher a summary of what was entered and ask for confirmation. Once the dispatcher confirms the entries, the dispatcher can decide if she wants to add more trains. If she does, she will answer questions for the subsequent train(s). After that, the dispatcher is ready to run the trains.</text:p>
      <text:p text:style-name="P1"/>
      <text:p text:style-name="Standard"><text:span text:style-name="T1">Exceptions</text:span>:</text:p>
      <text:p text:style-name="Standard"><text:span text:style-name="T3">Invalid number of trains</text:span>: if the dispatcher enters anything other than 1, 2, 3, the system sends invalid input message to the dispatcher and ask her to enter the number of trains again.</text:p>
      <text:p text:style-name="Standard"/>
      <text:p text:style-name="Standard"><text:span text:style-name="T3">Invalid locomotive sequence number</text:span>: If the dispatcher enters the invalid sequence number for the locomotive, the system will ask the dispatcher to enter a valid number. If the number is valid and the system is not aware of it, the dispatcher will be asked subsequent questions so the system knows about the new number.</text:p>
      <text:p text:style-name="Standard"/>
      <text:p text:style-name="Standard"><text:span text:style-name="T3">Invalid location information</text:span>: if the information the dispatcher enters indicates that the train occupies more than 3 blocks or the information conflicts with what was entered previously, the system will display a message on how the dispatcher will like to proceed. Entering a Y will take the dispatcher to the train location screen, an N will take the dispatcher to the welcome screen and a Q will shut down the system.</text:p>
      <text:p text:style-name="Standard"/>
      <text:p text:style-name="P1">Postconditions<text:span text:style-name="T2">:</text:span></text:p>
      <text:p text:style-name="P2">The system is ready for the dispatcher to run the train(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ubakar Audu</meta:initial-creator>
    <meta:creation-date>2014-04-04T10:02:57</meta:creation-date>
    <dc:date>2014-04-04T11:06:03</dc:date>
    <dc:creator>Abubakar Audu</dc:creator>
    <meta:editing-duration>PT22M51S</meta:editing-duration>
    <meta:editing-cycles>3</meta:editing-cycles>
    <meta:generator>LibreOffice/3.4$Linux LibreOffice_project/340m1$Build-502</meta:generator>
    <meta:document-statistic meta:table-count="0" meta:image-count="0" meta:object-count="0" meta:page-count="1" meta:paragraph-count="18" meta:word-count="343" meta:character-count="2030" meta:non-whitespace-character-count="1698"/>
  </office:meta>
</office:document-meta>
</file>